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text-align="justify" fo:line-height="120%"/>
      <style:text-properties style:font-name="Arial" style:font-name-complex="Arial" fo:font-weight="bold" style:font-weight-asian="bold"/>
    </style:style>
    <style:style style:name="P2" style:parent-style-name="Normale" style:family="paragraph">
      <style:paragraph-properties fo:text-align="justify" fo:line-height="120%"/>
      <style:text-properties style:font-name="Arial" style:font-name-complex="Arial"/>
    </style:style>
    <style:style style:name="P3" style:parent-style-name="Normale" style:family="paragraph">
      <style:paragraph-properties fo:text-align="justify" fo:line-height="120%"/>
      <style:text-properties style:font-name="Arial" style:font-name-complex="Arial"/>
    </style:style>
    <style:style style:name="P4" style:parent-style-name="Normale" style:family="paragraph">
      <style:paragraph-properties fo:text-align="justify" fo:line-height="120%"/>
      <style:text-properties style:font-name="Arial" style:font-name-complex="Arial"/>
    </style:style>
    <style:style style:name="TableColumn6" style:family="table-column">
      <style:table-column-properties style:column-width="2.4534in"/>
    </style:style>
    <style:style style:name="TableColumn7" style:family="table-column">
      <style:table-column-properties style:column-width="4.2326in"/>
    </style:style>
    <style:style style:name="Table5" style:family="table">
      <style:table-properties style:width="6.6861in" style:rel-width="100%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10" style:parent-style-name="Normale" style:family="paragraph">
      <style:text-properties style:font-name="Arial" style:font-name-complex="Arial"/>
    </style:style>
    <style:style style:name="TableCell11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T12" style:parent-style-name="Car.predefinitoparagrafo" style:family="text">
      <style:text-properties style:font-name="Arial" style:font-name-complex="Arial"/>
    </style:style>
    <style:style style:name="T13" style:parent-style-name="Car.predefinitoparagrafo" style:family="text">
      <style:text-properties style:font-name="Arial" style:font-name-complex="Arial" fo:font-style="italic" style:font-style-asian="italic"/>
    </style:style>
    <style:style style:name="T14" style:parent-style-name="Car.predefinitoparagrafo" style:family="text">
      <style:text-properties style:font-name="Arial" style:font-name-complex="Arial"/>
    </style:style>
    <style:style style:name="P15" style:parent-style-name="Normale" style:family="paragraph">
      <style:text-properties style:font-name="Arial" style:font-name-complex="Arial"/>
    </style:style>
    <style:style style:name="P16" style:parent-style-name="Normale" style:family="paragraph">
      <style:paragraph-properties fo:margin-left="0.2326in">
        <style:tab-stops/>
      </style:paragraph-properties>
      <style:text-properties style:font-name="Arial" style:font-name-complex="Arial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19" style:parent-style-name="Normale" style:family="paragraph">
      <style:text-properties style:font-name="Arial" style:font-name-complex="Arial"/>
    </style:style>
    <style:style style:name="TableCell20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21" style:parent-style-name="Normale" style:family="paragraph">
      <style:text-properties style:font-name="Arial" style:font-name-complex="Arial"/>
    </style:style>
    <style:style style:name="P22" style:parent-style-name="Normale" style:family="paragraph">
      <style:text-properties style:font-name="Arial" style:font-name-complex="Arial"/>
    </style:style>
    <style:style style:name="P23" style:parent-style-name="Normale" style:family="paragraph">
      <style:text-properties style:font-name="Arial" style:font-name-complex="Arial"/>
    </style:style>
    <style:style style:name="P24" style:parent-style-name="Normale" style:family="paragraph">
      <style:text-properties style:font-name="Arial" style:font-name-complex="Arial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27" style:parent-style-name="Normale" style:family="paragraph">
      <style:text-properties style:font-name="Arial" style:font-name-complex="Arial"/>
    </style:style>
    <style:style style:name="TableCell28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29" style:parent-style-name="Normale" style:family="paragraph">
      <style:text-properties style:font-name="Arial" style:font-name-complex="Arial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32" style:parent-style-name="Normale" style:family="paragraph">
      <style:text-properties style:font-name="Arial" style:font-name-complex="Arial"/>
    </style:style>
    <style:style style:name="TableCell33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34" style:parent-style-name="Normale" style:family="paragraph">
      <style:text-properties style:font-name="Arial" style:font-name-complex="Arial"/>
    </style:style>
  </office:automatic-styles>
  <office:body>
    <office:text text:use-soft-page-breaks="true">
      <text:p text:style-name="P1">Dal verbale della<text:s/>riunione<text:s/>del Collegio dei docenti del Corso di<text:s/><text:s/>dottorato<text:s/>in “Culture letterarie e filologiche”<text:s/>del 30 ottobre 2018.</text:p>
      <text:p text:style-name="P2"/>
      <text:p text:style-name="P3">Il Collegio dei Docenti indica che l’attività didattica per l’A.A. 2018/2019 è così definita: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Didattica comune (30 ore)</text:p>
          </table:table-cell>
          <table:table-cell table:style-name="TableCell11">
            <text:p text:style-name="Normale"><text:span text:style-name="T12">- 10 ore dedicate a temi trasversali quali progettistica europea,<text:s/></text:span><text:span text:style-name="T13">public speaking</text:span><text:span text:style-name="T14"><text:s/>ecc. (è richiesto l’intervento di docenti/professionisti esterni sui fondi del dottorato).</text:span></text:p>
            <text:p text:style-name="P15">- 20 ore dedicate al ciclo “i Maestri”: seminari da attribuire a docenti interni e/o esterni, dedicati a cinque importanti autori della filologia, della critica e della storiografia letteraria; in vista dei seminari ai dottorandi si richiede la lettura di una o più opere degli autori proposti e la preparazione di un intervento per la discussione.<text:s/></text:p>
            <text:p text:style-name="P16"/>
          </table:table-cell>
        </table:table-row>
        <table:table-row table:style-name="TableRow17">
          <table:table-cell table:style-name="TableCell18">
            <text:p text:style-name="P19">Didattica curriculare (50 ore)</text:p>
          </table:table-cell>
          <table:table-cell table:style-name="TableCell20">
            <text:p text:style-name="P21">- 35 ore di didattica personalizzata, concordata col supervisore, anche con ricorso alla didattica di altri dottorati /Atenei.</text:p>
            <text:p text:style-name="P22">- 15 ore di “temi e testi”, con un autore / testo di riferimento.</text:p>
            <text:p text:style-name="P23"/>
            <text:p text:style-name="P24">NB. Per i dottorandi attualmente “isolati” per la tematica prescelta (Digital Humanities, Filologia romanza. Linguistica), rimane possibile la personalizzazione totale del piano d studi, previa approvazione del supervisore.</text:p>
          </table:table-cell>
        </table:table-row>
        <table:table-row table:style-name="TableRow25">
          <table:table-cell table:style-name="TableCell26">
            <text:p text:style-name="P27">Didattica libera (20 ore)</text:p>
          </table:table-cell>
          <table:table-cell table:style-name="TableCell28">
            <text:p text:style-name="P29">Da distribuire, previa approvazione del supervisore, fra le attività seminariali e convegnistiche del Dipartimento o dell’Ateneo, delle Associazioni scientifiche di settore, compresi gli eventuali seminari organizzati e autogestiti dai dottorandi (max 10 ore).</text:p>
          </table:table-cell>
        </table:table-row>
        <table:table-row table:style-name="TableRow30">
          <table:table-cell table:style-name="TableCell31">
            <text:p text:style-name="P32">Laboratorio di esercitazioni bibliografiche (facoltativo)</text:p>
          </table:table-cell>
          <table:table-cell table:style-name="TableCell33">
            <text:p text:style-name="P34">I dottorandi che lo desiderino sono autorizzati a partecipare al laboratorio di esercitazioni bibliografiche per studenti e laureandi magistrali tenute dai dott.ri Pasquale Novellino e Federica Rossi (FICLIT, Biblioteca “Ezio Raimondi”).<text:s/>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it" style:country-asian="IT"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iano Formisano</meta:initial-creator>
    <dc:creator>Luciano Formisano</dc:creator>
    <meta:creation-date>2018-11-06T11:03:00Z</meta:creation-date>
    <dc:date>2018-11-06T11:05:00Z</dc:date>
    <meta:template xlink:href="Normal.dotm" xlink:type="simple"/>
    <meta:editing-cycles>1</meta:editing-cycles>
    <meta:editing-duration>PT120S</meta:editing-duration>
    <meta:document-statistic meta:page-count="1" meta:paragraph-count="3" meta:word-count="271" meta:character-count="1816" meta:row-count="12" meta:non-whitespace-character-count="1548"/>
  </office:meta>
</office:document-meta>
</file>